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objects"&gt;</text:placeholder></text:p>
      <text:p text:style-name="P31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9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" draw:name="Forma1" draw:style-name="gr1" draw:text-style-name="P35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5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5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5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4"/>
      <text:p text:style-name="P33"><text:placeholder text:placeholder-type="text">&lt;/for&gt;</text:placeholder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09:41:57.650368600">11. Mar. 2022</text:date> ore <text:time style:data-style-name="N103" text:time-value="2022-03-11T09:41:57.650552792">09.41.47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09:41:57.627247421</dc:date>
    <meta:editing-duration>P1DT17H24M22S</meta:editing-duration>
    <meta:editing-cycles>413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211" meta:character-count="1897" meta:non-whitespace-character-count="1679"/>
    <meta:user-defined meta:name="Info 1"/>
    <meta:user-defined meta:name="Info 2"/>
    <meta:user-defined meta:name="Info 3"/>
    <meta:user-defined meta:name="Info 4"/>
  </office:meta>
</office:document-meta>
</file>